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mailto:christine.batut-hourquebie@univ-angers.fr">christine.batut-hourquebie@univ-angers.fr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1T10:31:47</meta:creation-date>
    <dc:date>2012-09-11T10:33:19</dc:date>
    <dc:creator>Compte etudiant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1" meta:non-whitespace-character-count="41"/>
    <meta:generator>LibreOffice/3.5$Linux_x86 LibreOffice_project/350m1$Build-2</meta:generator>
  </office:meta>
</office:document-meta>
</file>